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5mm" svg:x="2.75mm" svg:y="150.33mm">
            <loext:p draw:notify-on-update-of-ranges="Hoja1.B19:Hoja1.F19 Hoja1.B15:Hoja1.F15 Hoja1.B30:Hoja1.F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4mm" svg:x="168.78mm" svg:y="150.6mm">
            <loext:p draw:notify-on-update-of-ranges="Hoja1.I4:Hoja1.M4 Hoja1.I15:Hoja1.M15 Hoja1.I30:Hoja1.M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netico Time</text:p>
          </table:table-cell>
          <table:table-cell table:number-columns-repeated="6"/>
          <table:table-cell office:value-type="string" calcext:value-type="string">
            <text:p>Genetico F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2092" calcext:value-type="float">
            <text:p>0.142092</text:p>
          </table:table-cell>
          <table:table-cell office:value-type="float" office:value="0.156255" calcext:value-type="float">
            <text:p>0.156255</text:p>
          </table:table-cell>
          <table:table-cell office:value-type="float" office:value="0.192761" calcext:value-type="float">
            <text:p>0.192761</text:p>
          </table:table-cell>
          <table:table-cell office:value-type="float" office:value="0.230248" calcext:value-type="float">
            <text:p>0.230248</text:p>
          </table:table-cell>
          <table:table-cell office:value-type="float" office:value="0.277297" calcext:value-type="float">
            <text:p>0.277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2.25968" calcext:value-type="float">
            <text:p>2.25968</text:p>
          </table:table-cell>
          <table:table-cell office:value-type="float" office:value="2.36079" calcext:value-type="float">
            <text:p>2.36079</text:p>
          </table:table-cell>
          <table:table-cell office:value-type="float" office:value="6.5837" calcext:value-type="float">
            <text:p>6.5837</text:p>
          </table:table-cell>
          <table:table-cell office:value-type="float" office:value="12.8381" calcext:value-type="float">
            <text:p>12.8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8417" calcext:value-type="float">
            <text:p>0.148417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167687" calcext:value-type="float">
            <text:p>0.167687</text:p>
          </table:table-cell>
          <table:table-cell office:value-type="float" office:value="0.234131" calcext:value-type="float">
            <text:p>0.234131</text:p>
          </table:table-cell>
          <table:table-cell office:value-type="float" office:value="0.259337" calcext:value-type="float">
            <text:p>0.2593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646" calcext:value-type="float">
            <text:p>1.81646</text:p>
          </table:table-cell>
          <table:table-cell office:value-type="float" office:value="1.43377" calcext:value-type="float">
            <text:p>1.43377</text:p>
          </table:table-cell>
          <table:table-cell office:value-type="float" office:value="3.49165" calcext:value-type="float">
            <text:p>3.49165</text:p>
          </table:table-cell>
          <table:table-cell office:value-type="float" office:value="5.84703" calcext:value-type="float">
            <text:p>5.84703</text:p>
          </table:table-cell>
          <table:table-cell office:value-type="float" office:value="16.0393" calcext:value-type="float">
            <text:p>16.0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2782" calcext:value-type="float">
            <text:p>0.152782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81024" calcext:value-type="float">
            <text:p>0.181024</text:p>
          </table:table-cell>
          <table:table-cell office:value-type="float" office:value="0.200533" calcext:value-type="float">
            <text:p>0.200533</text:p>
          </table:table-cell>
          <table:table-cell office:value-type="float" office:value="0.281293" calcext:value-type="float">
            <text:p>0.2812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0363" calcext:value-type="float">
            <text:p>1.70363</text:p>
          </table:table-cell>
          <table:table-cell office:value-type="float" office:value="1.3419" calcext:value-type="float">
            <text:p>1.3419</text:p>
          </table:table-cell>
          <table:table-cell office:value-type="float" office:value="3.06981" calcext:value-type="float">
            <text:p>3.06981</text:p>
          </table:table-cell>
          <table:table-cell office:value-type="float" office:value="4.72606" calcext:value-type="float">
            <text:p>4.72606</text:p>
          </table:table-cell>
          <table:table-cell office:value-type="float" office:value="14.9084" calcext:value-type="float">
            <text:p>14.9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1833" calcext:value-type="float">
            <text:p>0.141833</text:p>
          </table:table-cell>
          <table:table-cell office:value-type="float" office:value="0.183048" calcext:value-type="float">
            <text:p>0.183048</text:p>
          </table:table-cell>
          <table:table-cell office:value-type="float" office:value="0.187605" calcext:value-type="float">
            <text:p>0.187605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268788" calcext:value-type="float">
            <text:p>0.2687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2984" calcext:value-type="float">
            <text:p>1.42984</text:p>
          </table:table-cell>
          <table:table-cell office:value-type="float" office:value="2.55064" calcext:value-type="float">
            <text:p>2.55064</text:p>
          </table:table-cell>
          <table:table-cell office:value-type="float" office:value="2.59657" calcext:value-type="float">
            <text:p>2.59657</text:p>
          </table:table-cell>
          <table:table-cell office:value-type="float" office:value="4.89089" calcext:value-type="float">
            <text:p>4.89089</text:p>
          </table:table-cell>
          <table:table-cell office:value-type="float" office:value="15.5537" calcext:value-type="float">
            <text:p>15.5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4054" calcext:value-type="float">
            <text:p>0.134054</text:p>
          </table:table-cell>
          <table:table-cell office:value-type="float" office:value="0.156983" calcext:value-type="float">
            <text:p>0.156983</text:p>
          </table:table-cell>
          <table:table-cell office:value-type="float" office:value="0.206464" calcext:value-type="float">
            <text:p>0.206464</text:p>
          </table:table-cell>
          <table:table-cell office:value-type="float" office:value="0.22817" calcext:value-type="float">
            <text:p>0.22817</text:p>
          </table:table-cell>
          <table:table-cell office:value-type="float" office:value="0.289855" calcext:value-type="float">
            <text:p>0.2898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7994" calcext:value-type="float">
            <text:p>1.07994</text:p>
          </table:table-cell>
          <table:table-cell office:value-type="float" office:value="2.38313" calcext:value-type="float">
            <text:p>2.38313</text:p>
          </table:table-cell>
          <table:table-cell office:value-type="float" office:value="3.11262" calcext:value-type="float">
            <text:p>3.11262</text:p>
          </table:table-cell>
          <table:table-cell office:value-type="float" office:value="6.60532" calcext:value-type="float">
            <text:p>6.60532</text:p>
          </table:table-cell>
          <table:table-cell office:value-type="float" office:value="13.571" calcext:value-type="float">
            <text:p>13.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615" calcext:value-type="float">
            <text:p>0.16615</text:p>
          </table:table-cell>
          <table:table-cell office:value-type="float" office:value="0.162042" calcext:value-type="float">
            <text:p>0.162042</text:p>
          </table:table-cell>
          <table:table-cell office:value-type="float" office:value="0.194887" calcext:value-type="float">
            <text:p>0.194887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268458" calcext:value-type="float">
            <text:p>0.2684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1.75743" calcext:value-type="float">
            <text:p>1.75743</text:p>
          </table:table-cell>
          <table:table-cell office:value-type="float" office:value="3.13306" calcext:value-type="float">
            <text:p>3.13306</text:p>
          </table:table-cell>
          <table:table-cell office:value-type="float" office:value="8.02032" calcext:value-type="float">
            <text:p>8.02032</text:p>
          </table:table-cell>
          <table:table-cell office:value-type="float" office:value="16.9732" calcext:value-type="float">
            <text:p>16.9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3544" calcext:value-type="float">
            <text:p>0.153544</text:p>
          </table:table-cell>
          <table:table-cell office:value-type="float" office:value="0.154472" calcext:value-type="float">
            <text:p>0.154472</text:p>
          </table:table-cell>
          <table:table-cell office:value-type="float" office:value="0.185003" calcext:value-type="float">
            <text:p>0.185003</text:p>
          </table:table-cell>
          <table:table-cell office:value-type="float" office:value="0.221554" calcext:value-type="float">
            <text:p>0.221554</text:p>
          </table:table-cell>
          <table:table-cell office:value-type="float" office:value="0.260039" calcext:value-type="float">
            <text:p>0.2600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8215" calcext:value-type="float">
            <text:p>1.08215</text:p>
          </table:table-cell>
          <table:table-cell office:value-type="float" office:value="4.19226" calcext:value-type="float">
            <text:p>4.19226</text:p>
          </table:table-cell>
          <table:table-cell office:value-type="float" office:value="2.05579" calcext:value-type="float">
            <text:p>2.05579</text:p>
          </table:table-cell>
          <table:table-cell office:value-type="float" office:value="5.98802" calcext:value-type="float">
            <text:p>5.98802</text:p>
          </table:table-cell>
          <table:table-cell office:value-type="float" office:value="13.9052" calcext:value-type="float">
            <text:p>13.9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0349" calcext:value-type="float">
            <text:p>0.160349</text:p>
          </table:table-cell>
          <table:table-cell office:value-type="float" office:value="0.151318" calcext:value-type="float">
            <text:p>0.151318</text:p>
          </table:table-cell>
          <table:table-cell office:value-type="float" office:value="0.186489" calcext:value-type="float">
            <text:p>0.186489</text:p>
          </table:table-cell>
          <table:table-cell office:value-type="float" office:value="0.207013" calcext:value-type="float">
            <text:p>0.207013</text:p>
          </table:table-cell>
          <table:table-cell office:value-type="float" office:value="0.268739" calcext:value-type="float">
            <text:p>0.2687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7458" calcext:value-type="float">
            <text:p>1.07458</text:p>
          </table:table-cell>
          <table:table-cell office:value-type="float" office:value="1.39474" calcext:value-type="float">
            <text:p>1.39474</text:p>
          </table:table-cell>
          <table:table-cell office:value-type="float" office:value="2.11203" calcext:value-type="float">
            <text:p>2.11203</text:p>
          </table:table-cell>
          <table:table-cell office:value-type="float" office:value="5.94736" calcext:value-type="float">
            <text:p>5.94736</text:p>
          </table:table-cell>
          <table:table-cell office:value-type="float" office:value="13.7175" calcext:value-type="float">
            <text:p>13.7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9997" calcext:value-type="float">
            <text:p>0.139997</text:p>
          </table:table-cell>
          <table:table-cell office:value-type="float" office:value="0.162343" calcext:value-type="float">
            <text:p>0.162343</text:p>
          </table:table-cell>
          <table:table-cell office:value-type="float" office:value="0.166189" calcext:value-type="float">
            <text:p>0.166189</text:p>
          </table:table-cell>
          <table:table-cell office:value-type="float" office:value="0.252362" calcext:value-type="float">
            <text:p>0.252362</text:p>
          </table:table-cell>
          <table:table-cell office:value-type="float" office:value="0.282533" calcext:value-type="float">
            <text:p>0.2825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78665" calcext:value-type="float">
            <text:p>1.78665</text:p>
          </table:table-cell>
          <table:table-cell office:value-type="float" office:value="3.34634" calcext:value-type="float">
            <text:p>3.34634</text:p>
          </table:table-cell>
          <table:table-cell office:value-type="float" office:value="2.31811" calcext:value-type="float">
            <text:p>2.31811</text:p>
          </table:table-cell>
          <table:table-cell office:value-type="float" office:value="4.72599" calcext:value-type="float">
            <text:p>4.72599</text:p>
          </table:table-cell>
          <table:table-cell office:value-type="float" office:value="13.8625" calcext:value-type="float">
            <text:p>13.8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325" calcext:value-type="float">
            <text:p>0.151325</text:p>
          </table:table-cell>
          <table:table-cell office:value-type="float" office:value="0.170325" calcext:value-type="float">
            <text:p>0.170325</text:p>
          </table:table-cell>
          <table:table-cell office:value-type="float" office:value="0.175613" calcext:value-type="float">
            <text:p>0.175613</text:p>
          </table:table-cell>
          <table:table-cell office:value-type="float" office:value="0.208483" calcext:value-type="float">
            <text:p>0.208483</text:p>
          </table:table-cell>
          <table:table-cell office:value-type="float" office:value="0.287543" calcext:value-type="float">
            <text:p>0.2875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8718" calcext:value-type="float">
            <text:p>1.58718</text:p>
          </table:table-cell>
          <table:table-cell office:value-type="float" office:value="3.1527" calcext:value-type="float">
            <text:p>3.1527</text:p>
          </table:table-cell>
          <table:table-cell office:value-type="float" office:value="2.88188" calcext:value-type="float">
            <text:p>2.88188</text:p>
          </table:table-cell>
          <table:table-cell office:value-type="float" office:value="7.29277" calcext:value-type="float">
            <text:p>7.29277</text:p>
          </table:table-cell>
          <table:table-cell office:value-type="float" office:value="15.0647" calcext:value-type="float">
            <text:p>15.0647</text:p>
          </table:table-cell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1" table:formula="of:=AVERAGE([.B5:.B14])" office:value-type="float" office:value="0.1490543" calcext:value-type="float">
            <text:p>0.1490543</text:p>
          </table:table-cell>
          <table:table-cell table:style-name="ce1" table:formula="of:=AVERAGE([.C5:.C14])" office:value-type="float" office:value="0.1619656" calcext:value-type="float">
            <text:p>0.1619656</text:p>
          </table:table-cell>
          <table:table-cell table:style-name="ce1" table:formula="of:=AVERAGE([.D5:.D14])" office:value-type="float" office:value="0.1843722" calcext:value-type="float">
            <text:p>0.1843722</text:p>
          </table:table-cell>
          <table:table-cell table:style-name="ce1" table:formula="of:=AVERAGE([.E5:.E14])" office:value-type="float" office:value="0.2191729" calcext:value-type="float">
            <text:p>0.2191729</text:p>
          </table:table-cell>
          <table:table-cell table:style-name="ce1" table:formula="of:=AVERAGE([.F5:.F14])" office:value-type="float" office:value="0.2743882" calcext:value-type="float">
            <text:p>0.2743882</text:p>
          </table:table-cell>
          <table:table-cell/>
          <table:table-cell table:style-name="ce1" office:value-type="string" calcext:value-type="string">
            <text:p>Promedio</text:p>
          </table:table-cell>
          <table:table-cell table:style-name="ce1" table:formula="of:=AVERAGE([.I5:.I14])" office:value-type="float" office:value="1.570169" calcext:value-type="float">
            <text:p>1.570169</text:p>
          </table:table-cell>
          <table:table-cell table:style-name="ce1" table:formula="of:=AVERAGE([.J5:.J14])" office:value-type="float" office:value="2.381259" calcext:value-type="float">
            <text:p>2.381259</text:p>
          </table:table-cell>
          <table:table-cell table:style-name="ce1" table:formula="of:=AVERAGE([.K5:.K14])" office:value-type="float" office:value="2.713231" calcext:value-type="float">
            <text:p>2.713231</text:p>
          </table:table-cell>
          <table:table-cell table:style-name="ce1" table:formula="of:=AVERAGE([.L5:.L14])" office:value-type="float" office:value="6.062746" calcext:value-type="float">
            <text:p>6.062746</text:p>
          </table:table-cell>
          <table:table-cell table:style-name="ce1" table:formula="of:=AVERAGE([.M5:.M14])" office:value-type="float" office:value="14.64336" calcext:value-type="float">
            <text:p>14.6433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BC Time</text:p>
          </table:table-cell>
          <table:table-cell table:number-columns-repeated="6"/>
          <table:table-cell office:value-type="string" calcext:value-type="string">
            <text:p>ABC F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7528" calcext:value-type="float">
            <text:p>0.237528</text:p>
          </table:table-cell>
          <table:table-cell office:value-type="float" office:value="0.275892" calcext:value-type="float">
            <text:p>0.275892</text:p>
          </table:table-cell>
          <table:table-cell office:value-type="float" office:value="0.341645" calcext:value-type="float">
            <text:p>0.341645</text:p>
          </table:table-cell>
          <table:table-cell office:value-type="float" office:value="0.59368" calcext:value-type="float">
            <text:p>0.59368</text:p>
          </table:table-cell>
          <table:table-cell office:value-type="float" office:value="1.1297" calcext:value-type="float">
            <text:p>1.1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1646" calcext:value-type="float">
            <text:p>1.81646</text:p>
          </table:table-cell>
          <table:table-cell office:value-type="float" office:value="3.4804" calcext:value-type="float">
            <text:p>3.4804</text:p>
          </table:table-cell>
          <table:table-cell office:value-type="float" office:value="4.10675" calcext:value-type="float">
            <text:p>4.10675</text:p>
          </table:table-cell>
          <table:table-cell office:value-type="float" office:value="8.14687" calcext:value-type="float">
            <text:p>8.14687</text:p>
          </table:table-cell>
          <table:table-cell office:value-type="float" office:value="15.2015" calcext:value-type="float">
            <text:p>15.2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4538" calcext:value-type="float">
            <text:p>0.244538</text:p>
          </table:table-cell>
          <table:table-cell office:value-type="float" office:value="0.289529" calcext:value-type="float">
            <text:p>0.289529</text:p>
          </table:table-cell>
          <table:table-cell office:value-type="float" office:value="0.351152" calcext:value-type="float">
            <text:p>0.351152</text:p>
          </table:table-cell>
          <table:table-cell office:value-type="float" office:value="0.626432" calcext:value-type="float">
            <text:p>0.626432</text:p>
          </table:table-cell>
          <table:table-cell office:value-type="float" office:value="1.16415" calcext:value-type="float">
            <text:p>1.164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3.77644" calcext:value-type="float">
            <text:p>3.77644</text:p>
          </table:table-cell>
          <table:table-cell office:value-type="float" office:value="3.29947" calcext:value-type="float">
            <text:p>3.29947</text:p>
          </table:table-cell>
          <table:table-cell office:value-type="float" office:value="7.54812" calcext:value-type="float">
            <text:p>7.54812</text:p>
          </table:table-cell>
          <table:table-cell office:value-type="float" office:value="15.1937" calcext:value-type="float">
            <text:p>15.1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9573" calcext:value-type="float">
            <text:p>0.259573</text:p>
          </table:table-cell>
          <table:table-cell office:value-type="float" office:value="0.285696" calcext:value-type="float">
            <text:p>0.285696</text:p>
          </table:table-cell>
          <table:table-cell office:value-type="float" office:value="0.375557" calcext:value-type="float">
            <text:p>0.375557</text:p>
          </table:table-cell>
          <table:table-cell office:value-type="float" office:value="0.591843" calcext:value-type="float">
            <text:p>0.591843</text:p>
          </table:table-cell>
          <table:table-cell office:value-type="float" office:value="1.23489" calcext:value-type="float">
            <text:p>1.23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3.47905" calcext:value-type="float">
            <text:p>3.47905</text:p>
          </table:table-cell>
          <table:table-cell office:value-type="float" office:value="3.57071" calcext:value-type="float">
            <text:p>3.57071</text:p>
          </table:table-cell>
          <table:table-cell office:value-type="float" office:value="7.14087" calcext:value-type="float">
            <text:p>7.14087</text:p>
          </table:table-cell>
          <table:table-cell office:value-type="float" office:value="15.4929" calcext:value-type="float">
            <text:p>15.4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7603" calcext:value-type="float">
            <text:p>0.247603</text:p>
          </table:table-cell>
          <table:table-cell office:value-type="float" office:value="0.313495" calcext:value-type="float">
            <text:p>0.313495</text:p>
          </table:table-cell>
          <table:table-cell office:value-type="float" office:value="0.340902" calcext:value-type="float">
            <text:p>0.340902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1.17026" calcext:value-type="float">
            <text:p>1.170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1646" calcext:value-type="float">
            <text:p>1.81646</text:p>
          </table:table-cell>
          <table:table-cell office:value-type="float" office:value="3.95102" calcext:value-type="float">
            <text:p>3.95102</text:p>
          </table:table-cell>
          <table:table-cell office:value-type="float" office:value="3.6132" calcext:value-type="float">
            <text:p>3.6132</text:p>
          </table:table-cell>
          <table:table-cell office:value-type="float" office:value="7.29564" calcext:value-type="float">
            <text:p>7.29564</text:p>
          </table:table-cell>
          <table:table-cell office:value-type="float" office:value="15.0789" calcext:value-type="float">
            <text:p>15.0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2157" calcext:value-type="float">
            <text:p>0.252157</text:p>
          </table:table-cell>
          <table:table-cell office:value-type="float" office:value="0.322095" calcext:value-type="float">
            <text:p>0.322095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0.606559" calcext:value-type="float">
            <text:p>0.606559</text:p>
          </table:table-cell>
          <table:table-cell office:value-type="float" office:value="1.25063" calcext:value-type="float">
            <text:p>1.250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81108" calcext:value-type="float">
            <text:p>1.81108</text:p>
          </table:table-cell>
          <table:table-cell office:value-type="float" office:value="3.85543" calcext:value-type="float">
            <text:p>3.85543</text:p>
          </table:table-cell>
          <table:table-cell office:value-type="float" office:value="4.5296" calcext:value-type="float">
            <text:p>4.5296</text:p>
          </table:table-cell>
          <table:table-cell office:value-type="float" office:value="7.66216" calcext:value-type="float">
            <text:p>7.66216</text:p>
          </table:table-cell>
          <table:table-cell office:value-type="float" office:value="16.2276" calcext:value-type="float">
            <text:p>16.2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4553" calcext:value-type="float">
            <text:p>0.234553</text:p>
          </table:table-cell>
          <table:table-cell office:value-type="float" office:value="0.299398" calcext:value-type="float">
            <text:p>0.299398</text:p>
          </table:table-cell>
          <table:table-cell office:value-type="float" office:value="0.381402" calcext:value-type="float">
            <text:p>0.381402</text:p>
          </table:table-cell>
          <table:table-cell office:value-type="float" office:value="0.589654" calcext:value-type="float">
            <text:p>0.589654</text:p>
          </table:table-cell>
          <table:table-cell office:value-type="float" office:value="1.20246" calcext:value-type="float">
            <text:p>1.202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0876" calcext:value-type="float">
            <text:p>1.80876</text:p>
          </table:table-cell>
          <table:table-cell office:value-type="float" office:value="3.60641" calcext:value-type="float">
            <text:p>3.60641</text:p>
          </table:table-cell>
          <table:table-cell office:value-type="float" office:value="3.37003" calcext:value-type="float">
            <text:p>3.37003</text:p>
          </table:table-cell>
          <table:table-cell office:value-type="float" office:value="7.60677" calcext:value-type="float">
            <text:p>7.60677</text:p>
          </table:table-cell>
          <table:table-cell office:value-type="float" office:value="15.2267" calcext:value-type="float">
            <text:p>15.22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9466" calcext:value-type="float">
            <text:p>0.249466</text:p>
          </table:table-cell>
          <table:table-cell office:value-type="float" office:value="0.299919" calcext:value-type="float">
            <text:p>0.299919</text:p>
          </table:table-cell>
          <table:table-cell office:value-type="float" office:value="0.385317" calcext:value-type="float">
            <text:p>0.385317</text:p>
          </table:table-cell>
          <table:table-cell office:value-type="float" office:value="0.576601" calcext:value-type="float">
            <text:p>0.576601</text:p>
          </table:table-cell>
          <table:table-cell office:value-type="float" office:value="1.1802" calcext:value-type="float">
            <text:p>1.18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3.80425" calcext:value-type="float">
            <text:p>3.80425</text:p>
          </table:table-cell>
          <table:table-cell office:value-type="float" office:value="3.76533" calcext:value-type="float">
            <text:p>3.76533</text:p>
          </table:table-cell>
          <table:table-cell office:value-type="float" office:value="7.57232" calcext:value-type="float">
            <text:p>7.57232</text:p>
          </table:table-cell>
          <table:table-cell office:value-type="float" office:value="15.4046" calcext:value-type="float">
            <text:p>15.40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9369" calcext:value-type="float">
            <text:p>0.239369</text:p>
          </table:table-cell>
          <table:table-cell office:value-type="float" office:value="0.31218" calcext:value-type="float">
            <text:p>0.31218</text:p>
          </table:table-cell>
          <table:table-cell office:value-type="float" office:value="0.348428" calcext:value-type="float">
            <text:p>0.348428</text:p>
          </table:table-cell>
          <table:table-cell office:value-type="float" office:value="0.607497" calcext:value-type="float">
            <text:p>0.607497</text:p>
          </table:table-cell>
          <table:table-cell office:value-type="float" office:value="1.1538" calcext:value-type="float">
            <text:p>1.1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80876" calcext:value-type="float">
            <text:p>1.80876</text:p>
          </table:table-cell>
          <table:table-cell office:value-type="float" office:value="3.48878" calcext:value-type="float">
            <text:p>3.48878</text:p>
          </table:table-cell>
          <table:table-cell office:value-type="float" office:value="3.76909" calcext:value-type="float">
            <text:p>3.76909</text:p>
          </table:table-cell>
          <table:table-cell office:value-type="float" office:value="7.33742" calcext:value-type="float">
            <text:p>7.33742</text:p>
          </table:table-cell>
          <table:table-cell office:value-type="float" office:value="15.1143" calcext:value-type="float">
            <text:p>15.1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323668" calcext:value-type="float">
            <text:p>0.323668</text:p>
          </table:table-cell>
          <table:table-cell office:value-type="float" office:value="0.36124" calcext:value-type="float">
            <text:p>0.36124</text:p>
          </table:table-cell>
          <table:table-cell office:value-type="float" office:value="0.582938" calcext:value-type="float">
            <text:p>0.582938</text:p>
          </table:table-cell>
          <table:table-cell office:value-type="float" office:value="1.22184" calcext:value-type="float">
            <text:p>1.221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07063" calcext:value-type="float">
            <text:p>2.07063</text:p>
          </table:table-cell>
          <table:table-cell office:value-type="float" office:value="4.06073" calcext:value-type="float">
            <text:p>4.06073</text:p>
          </table:table-cell>
          <table:table-cell office:value-type="float" office:value="4.01699" calcext:value-type="float">
            <text:p>4.01699</text:p>
          </table:table-cell>
          <table:table-cell office:value-type="float" office:value="7.27521" calcext:value-type="float">
            <text:p>7.27521</text:p>
          </table:table-cell>
          <table:table-cell office:value-type="float" office:value="15.7629" calcext:value-type="float">
            <text:p>15.7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8137" calcext:value-type="float">
            <text:p>0.238137</text:p>
          </table:table-cell>
          <table:table-cell office:value-type="float" office:value="0.291957" calcext:value-type="float">
            <text:p>0.291957</text:p>
          </table:table-cell>
          <table:table-cell office:value-type="float" office:value="0.352901" calcext:value-type="float">
            <text:p>0.352901</text:p>
          </table:table-cell>
          <table:table-cell office:value-type="float" office:value="0.624133" calcext:value-type="float">
            <text:p>0.624133</text:p>
          </table:table-cell>
          <table:table-cell office:value-type="float" office:value="1.14574" calcext:value-type="float">
            <text:p>1.145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1108" calcext:value-type="float">
            <text:p>1.81108</text:p>
          </table:table-cell>
          <table:table-cell office:value-type="float" office:value="3.97555" calcext:value-type="float">
            <text:p>3.97555</text:p>
          </table:table-cell>
          <table:table-cell office:value-type="float" office:value="3.35798" calcext:value-type="float">
            <text:p>3.35798</text:p>
          </table:table-cell>
          <table:table-cell office:value-type="float" office:value="7.53018" calcext:value-type="float">
            <text:p>7.53018</text:p>
          </table:table-cell>
          <table:table-cell office:value-type="float" office:value="16.963" calcext:value-type="float">
            <text:p>16.963</text:p>
          </table:table-cell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1" table:formula="of:=AVERAGE([.B20:.B29])" office:value-type="float" office:value="0.2429424" calcext:value-type="float">
            <text:p>0.2429424</text:p>
          </table:table-cell>
          <table:table-cell table:style-name="ce1" table:formula="of:=AVERAGE([.C20:.C29])" office:value-type="float" office:value="0.3013829" calcext:value-type="float">
            <text:p>0.3013829</text:p>
          </table:table-cell>
          <table:table-cell table:style-name="ce1" table:formula="of:=AVERAGE([.D20:.D29])" office:value-type="float" office:value="0.3584043" calcext:value-type="float">
            <text:p>0.3584043</text:p>
          </table:table-cell>
          <table:table-cell table:style-name="ce1" table:formula="of:=AVERAGE([.E20:.E29])" office:value-type="float" office:value="0.5983658" calcext:value-type="float">
            <text:p>0.5983658</text:p>
          </table:table-cell>
          <table:table-cell table:style-name="ce1" table:formula="of:=AVERAGE([.F20:.F29])" office:value-type="float" office:value="1.185367" calcext:value-type="float">
            <text:p>1.185367</text:p>
          </table:table-cell>
          <table:table-cell/>
          <table:table-cell table:style-name="ce1" office:value-type="string" calcext:value-type="string">
            <text:p>Promedio</text:p>
          </table:table-cell>
          <table:table-cell table:style-name="ce1" table:formula="of:=AVERAGE([.I20:.I29])" office:value-type="float" office:value="1.915512" calcext:value-type="float">
            <text:p>1.915512</text:p>
          </table:table-cell>
          <table:table-cell table:style-name="ce1" table:formula="of:=AVERAGE([.J20:.J29])" office:value-type="float" office:value="3.747806" calcext:value-type="float">
            <text:p>3.747806</text:p>
          </table:table-cell>
          <table:table-cell table:style-name="ce1" table:formula="of:=AVERAGE([.K20:.K29])" office:value-type="float" office:value="3.739915" calcext:value-type="float">
            <text:p>3.739915</text:p>
          </table:table-cell>
          <table:table-cell table:style-name="ce1" table:formula="of:=AVERAGE([.L20:.L29])" office:value-type="float" office:value="7.511556" calcext:value-type="float">
            <text:p>7.511556</text:p>
          </table:table-cell>
          <table:table-cell table:style-name="ce1" table:formula="of:=AVERAGE([.M20:.M29])" office:value-type="float" office:value="15.56661" calcext:value-type="float">
            <text:p>15.56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4:49:14.9282181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1:29:15.863060035</meta:creation-date>
    <dc:date>2018-06-29T15:22:12.916892012</dc:date>
    <meta:editing-duration>PT1H14M</meta:editing-duration>
    <meta:editing-cycles>8</meta:editing-cycles>
    <meta:generator>LibreOffice/5.1.6.2$Linux_X86_64 LibreOffice_project/10m0$Build-2</meta:generator>
    <meta:document-statistic meta:table-count="1" meta:cell-count="2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098cm" svg:y="3.955cm" style:legend-expansion="high" chart:style-name="ch2"/>
        <chart:plot-area chart:style-name="ch3" table:cell-range-address="Hoja1.B19:Hoja1.F19 Hoja1.B15:Hoja1.F15 Hoja1.B30:Hoja1.F30" chart:data-source-has-labels="both" svg:x="1.33cm" svg:y="0.18cm" svg:width="12.449cm" svg:height="7.665cm">
          <chartooo:coordinate-region svg:x="2.057cm" svg:y="0.38cm" svg:width="11.443cm" svg:height="6.818cm"/>
          <chart:axis chart:dimension="x" chart:name="primary-x" chart:style-name="ch4" chartooo:axis-type="auto">
            <chartooo:date-scale/>
            <chart:title svg:x="6.042cm" svg:y="8.025cm" chart:style-name="ch5">
              <text:p>Número de Terrenos</text:p>
            </chart:title>
            <chart:categories table:cell-range-address="Hoja1.B19:Hoja1.F19"/>
          </chart:axis>
          <chart:axis chart:dimension="y" chart:name="primary-y" chart:style-name="ch4">
            <chart:title svg:x="0.451cm" svg:y="4.823cm" chart:style-name="ch6">
              <text:p>Tiempo (s)</text:p>
            </chart:title>
            <chart:grid chart:style-name="ch7" chart:class="major"/>
          </chart:axis>
          <chart:series chart:style-name="ch8" chart:values-cell-range-address="Hoja1.B15:Hoja1.F15" loext:label-string="ag" chart:class="chart:line">
            <chart:data-point chart:repeated="5"/>
          </chart:series>
          <chart:series chart:style-name="ch9" chart:values-cell-range-address="Hoja1.B30:Hoja1.F30" loext:label-string="abc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</text:p>
              </table:table-cell>
              <table:table-cell office:value-type="string">
                <text:p>abc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B19:Hoja1.F19</svg:desc>
                </draw:g>
              </table:table-cell>
              <table:table-cell office:value-type="float" office:value="0.1490543">
                <text:p>0.1490543</text:p>
                <draw:g>
                  <svg:desc>Hoja1.B15:Hoja1.F15</svg:desc>
                </draw:g>
              </table:table-cell>
              <table:table-cell office:value-type="float" office:value="0.2429424">
                <text:p>0.2429424</text:p>
                <draw:g>
                  <svg:desc>Hoja1.B30:Hoja1.F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619656">
                <text:p>0.1619656</text:p>
              </table:table-cell>
              <table:table-cell office:value-type="float" office:value="0.3013829">
                <text:p>0.30138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43722">
                <text:p>0.1843722</text:p>
              </table:table-cell>
              <table:table-cell office:value-type="float" office:value="0.3584043">
                <text:p>0.35840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191729">
                <text:p>0.2191729</text:p>
              </table:table-cell>
              <table:table-cell office:value-type="float" office:value="0.5983658">
                <text:p>0.598365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743882">
                <text:p>0.2743882</text:p>
              </table:table-cell>
              <table:table-cell office:value-type="float" office:value="1.185367">
                <text:p>1.185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4.686cm" svg:y="3.954cm" style:legend-expansion="high" chart:style-name="ch2"/>
        <chart:plot-area chart:style-name="ch3" table:cell-range-address="Hoja1.I4:Hoja1.M4 Hoja1.I15:Hoja1.M15 Hoja1.I30:Hoja1.M30" chart:data-source-has-labels="both" svg:x="1.33cm" svg:y="0.18cm" svg:width="13.037cm" svg:height="7.664cm">
          <chartooo:coordinate-region svg:x="1.951cm" svg:y="0.379cm" svg:width="12.416cm" svg:height="6.818cm"/>
          <chart:axis chart:dimension="x" chart:name="primary-x" chart:style-name="ch4" chartooo:axis-type="auto">
            <chartooo:date-scale/>
            <chart:title svg:x="6.336cm" svg:y="8.024cm" chart:style-name="ch5">
              <text:p>Número de Terrenos</text:p>
            </chart:title>
            <chart:categories table:cell-range-address="Hoja1.I4:Hoja1.M4"/>
          </chart:axis>
          <chart:axis chart:dimension="y" chart:name="primary-y" chart:style-name="ch6">
            <chart:title svg:x="0.451cm" svg:y="4.585cm" chart:style-name="ch7">
              <text:p>Fitness</text:p>
            </chart:title>
            <chart:grid chart:style-name="ch8" chart:class="major"/>
          </chart:axis>
          <chart:series chart:style-name="ch9" chart:values-cell-range-address="Hoja1.I15:Hoja1.M15" loext:label-string="ag" chart:class="chart:bar">
            <chart:data-point chart:repeated="5"/>
          </chart:series>
          <chart:series chart:style-name="ch10" chart:values-cell-range-address="Hoja1.I30:Hoja1.M30" loext:label-string="abc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</text:p>
              </table:table-cell>
              <table:table-cell office:value-type="string">
                <text:p>abc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I4:Hoja1.M4</svg:desc>
                </draw:g>
              </table:table-cell>
              <table:table-cell office:value-type="float" office:value="1.570169">
                <text:p>1.570169</text:p>
                <draw:g>
                  <svg:desc>Hoja1.I15:Hoja1.M15</svg:desc>
                </draw:g>
              </table:table-cell>
              <table:table-cell office:value-type="float" office:value="1.915512">
                <text:p>1.915512</text:p>
                <draw:g>
                  <svg:desc>Hoja1.I30:Hoja1.M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381259">
                <text:p>2.381259</text:p>
              </table:table-cell>
              <table:table-cell office:value-type="float" office:value="3.747806">
                <text:p>3.747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713231">
                <text:p>2.713231</text:p>
              </table:table-cell>
              <table:table-cell office:value-type="float" office:value="3.739915">
                <text:p>3.7399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062746">
                <text:p>6.062746</text:p>
              </table:table-cell>
              <table:table-cell office:value-type="float" office:value="7.511556">
                <text:p>7.5115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.64336">
                <text:p>14.64336</text:p>
              </table:table-cell>
              <table:table-cell office:value-type="float" office:value="15.56661">
                <text:p>15.56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